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101cm" fo:margin-right="0.101cm" fo:margin-top="0.071cm" fo:margin-bottom="0.071cm" style:contextual-spacing="false" fo:line-height="115%" fo:text-align="center" style:justify-single-word="false" fo:orphans="2" fo:widows="2"/>
      <style:text-properties style:font-name="Calibri" fo:font-size="15pt" fo:language="en" fo:country="PK" fo:font-weight="bold" officeooo:paragraph-rsid="000091bb" style:letter-kerning="false" style:font-name-asian="Calibri1" style:font-size-asian="15pt" style:language-asian="en" style:country-asian="US" style:font-weight-asian="bold" style:font-name-complex="Arial1" style:font-size-complex="15pt" style:language-complex="ar" style:country-complex="SA" style:font-weight-complex="bold"/>
    </style:style>
    <style:style style:name="P2" style:family="paragraph" style:parent-style-name="Standard">
      <style:paragraph-properties fo:margin-left="0.101cm" fo:margin-right="0.101cm"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7be0e" officeooo:paragraph-rsid="0007be0e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3" style:family="paragraph" style:parent-style-name="Standard">
      <style:paragraph-properties fo:margin-left="0.101cm" fo:margin-right="0.101cm"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89235" officeooo:paragraph-rsid="0009a747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4" style:family="paragraph" style:parent-style-name="Standard" style:list-style-name="L1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9a747" officeooo:paragraph-rsid="0009a747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5" style:family="paragraph" style:parent-style-name="Standard">
      <style:paragraph-properties fo:margin-left="0.101cm" fo:margin-right="0.101cm"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89235" officeooo:paragraph-rsid="00095d4f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6" style:family="paragraph" style:parent-style-name="Standard" style:list-style-name="L2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e723a" officeooo:paragraph-rsid="000e723a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7" style:family="paragraph" style:parent-style-name="Standard" style:list-style-name="L2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9b9b3" officeooo:paragraph-rsid="0009b9b3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8" style:family="paragraph" style:parent-style-name="Standard" style:list-style-name="L2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89235" officeooo:paragraph-rsid="00089235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9" style:family="paragraph" style:parent-style-name="Standard" style:list-style-name="L2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89235" officeooo:paragraph-rsid="0012175d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10" style:family="paragraph" style:parent-style-name="Standard" style:list-style-name="L2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14073e" officeooo:paragraph-rsid="0014073e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P11" style:family="paragraph" style:parent-style-name="Standard">
      <style:paragraph-properties fo:margin-top="0.071cm" fo:margin-bottom="0.071cm" style:contextual-spacing="false" fo:line-height="115%" fo:text-align="justify" style:justify-single-word="false" fo:orphans="2" fo:widows="2"/>
      <style:text-properties fo:color="#000000" loext:opacity="100%" style:font-name="Calibri" fo:font-size="15pt" fo:language="en" fo:country="PK" fo:font-weight="normal" officeooo:rsid="00095d4f" officeooo:paragraph-rsid="0014073e" style:letter-kerning="false" style:font-name-asian="Calibri1" style:font-size-asian="15pt" style:language-asian="en" style:country-asian="US" style:font-weight-asian="normal" style:font-name-complex="Arial1" style:font-size-complex="15pt" style:language-complex="ar" style:country-complex="SA" style:font-weight-complex="normal">
        <loext:char-complex-color loext:theme-type="dark1" loext:color-type="theme"/>
      </style:text-properties>
    </style:style>
    <style:style style:name="T1" style:family="text">
      <style:text-properties fo:color="#000000" loext:opacity="100%" fo:font-size="12pt" style:font-size-asian="12pt">
        <loext:char-complex-color loext:theme-type="dark1" loext:color-type="theme"/>
      </style:text-properties>
    </style:style>
    <style:style style:name="T2" style:family="text">
      <style:text-properties fo:color="#000000" loext:opacity="100%" officeooo:rsid="000091bb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00e759">
        <loext:char-complex-color loext:theme-type="dark1" loext:color-type="theme"/>
      </style:text-properties>
    </style:style>
    <style:style style:name="T4" style:family="text">
      <style:text-properties fo:color="#000000" loext:opacity="100%">
        <loext:char-complex-color loext:theme-type="dark1" loext:color-type="theme"/>
      </style:text-properties>
    </style:style>
    <style:style style:name="T5" style:family="text">
      <style:text-properties fo:color="#000000" loext:opacity="100%" fo:font-size="12pt" fo:font-weight="normal" style:font-size-asian="12pt" style:font-weight-asian="normal" style:font-weight-complex="normal">
        <loext:char-complex-color loext:theme-type="dark1" loext:color-type="theme"/>
      </style:text-properties>
    </style:style>
    <style:style style:name="T6" style:family="text">
      <style:text-properties officeooo:rsid="00089235"/>
    </style:style>
    <style:style style:name="T7" style:family="text">
      <style:text-properties officeooo:rsid="000e723a"/>
    </style:style>
    <style:style style:name="T8" style:family="text">
      <style:text-properties officeooo:rsid="0009b9b3"/>
    </style:style>
    <style:style style:name="T9" style:family="text">
      <style:text-properties officeooo:rsid="001515ec"/>
    </style:style>
    <style:style style:name="T10" style:family="text">
      <style:text-properties officeooo:rsid="0009a747"/>
    </style:style>
    <style:style style:name="T11" style:family="text">
      <style:text-properties officeooo:rsid="000c4d41"/>
    </style:style>
    <style:style style:name="T12" style:family="text">
      <style:text-properties officeooo:rsid="000e3ed7"/>
    </style:style>
    <style:style style:name="T13" style:family="text">
      <style:text-properties officeooo:rsid="0010572f"/>
    </style:style>
    <style:style style:name="T14" style:family="text">
      <style:text-properties officeooo:rsid="0012175d"/>
    </style:style>
    <style:style style:name="T15" style:family="text">
      <style:text-properties officeooo:rsid="000b2da4"/>
    </style:style>
    <style:style style:name="T16" style:family="text">
      <style:text-properties officeooo:rsid="0014073e"/>
    </style:style>
    <style:style style:name="T17" style:family="text">
      <style:text-properties officeooo:rsid="0002e27e"/>
    </style:style>
    <style:style style:name="T18" style:family="text">
      <style:text-properties officeooo:rsid="0004c9f2"/>
    </style:style>
    <style:style style:name="T19" style:family="text">
      <style:text-properties officeooo:rsid="0007be0e"/>
    </style:style>
    <style:style style:name="T20" style:family="text">
      <style:text-properties officeooo:rsid="00185ff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Study </text:span><text:span text:style-name="T3">Process</text:span><text:span text:style-name="T2"> for my Bachelorthesis on</text:span><text:span text:style-name="T4"><text:line-break/>“An Automatic Reproducibility Checking Pipeline for the Learning Analytics Academic Community”</text:span></text:p>
      <text:p text:style-name="P2" loext:marker-style-name="T5">You are given two randomly selected proceedings from the Learning Analytics &amp; Knowledge Conference 2025, <text:span text:style-name="T6">a Checklist </text:span><text:span text:style-name="T7">(“Reproducibility Checklist.pdf”)</text:span><text:span text:style-name="T6"> and a Prototype </text:span><text:span text:style-name="T7">(“reproducibilitychecker.exe”)</text:span>. </text:p>
      <text:p text:style-name="P3" loext:marker-style-name="T5"><text:span text:style-name="T7">For each of the two proceedings fill out the Checklist</text:span>:</text:p>
      <text:list text:style-name="L1">
        <text:list-item>
          <text:p text:style-name="P4" loext:marker-style-name="T5"><text:span text:style-name="T7">Write </text:span>DOI at the top.</text:p>
        </text:list-item>
        <text:list-item>
          <text:p text:style-name="P4" loext:marker-style-name="T5">Mark question as Met <text:span text:style-name="T8">if </text:span><text:span text:style-name="T7">the requirement is fulfilled.</text:span></text:p>
        </text:list-item>
        <text:list-item>
          <text:p text:style-name="P4" loext:marker-style-name="T5">give a <text:span text:style-name="T7">brief</text:span> justification where <text:span text:style-name="T7">in the paper the information is found </text:span>(e.g, <text:span text:style-name="T7">s</text:span>ection, <text:span text:style-name="T7">supplementary </text:span>link, <text:span text:style-name="T7">etc.</text:span>)</text:p>
        </text:list-item>
      </text:list>
      <text:p text:style-name="P3" loext:marker-style-name="T5">After do<text:span text:style-name="T9">ing</text:span> this for both <text:span text:style-name="T10">proceedings</text:span>, use the prototype to automatically evaluate the proceedings. </text:p>
      <text:p text:style-name="P5" loext:marker-style-name="T5">The prototype works as follows: </text:p>
      <text:list text:style-name="L2">
        <text:list-item>
          <text:p text:style-name="P6" loext:marker-style-name="T5">Launch “reproducibilitychecker.exe” (Note: I<text:span text:style-name="T11">t might be flagged as a</text:span><text:span text:style-name="T12">n unrecognized app - </text:span>c<text:span text:style-name="T12">lick “More Info” -&gt; “Run anyway”)</text:span></text:p>
        </text:list-item>
        <text:list-item>
          <text:p text:style-name="P6" loext:marker-style-name="T5">Click “Select PDF File” and choose the proceeding</text:p>
        </text:list-item>
        <text:list-item>
          <text:p text:style-name="P7" loext:marker-style-name="T5">Select the sections <text:span text:style-name="T7">most likely to contain relevant information </text:span>(<text:span text:style-name="T7">Note: </text:span>if everything is selected it might exceed the Token limit, e.g References should not be selected)</text:p>
        </text:list-item>
        <text:list-item>
          <text:p text:style-name="P8" loext:marker-style-name="T5"><text:span text:style-name="T13">Click “Load Checklist” and s</text:span>elect the “checklist.json”</text:p>
        </text:list-item>
        <text:list-item>
          <text:p text:style-name="P9" loext:marker-style-name="T5"><text:span text:style-name="T14">Click </text:span><text:span text:style-name="T15">“Change API Key” </text:span><text:span text:style-name="T14">and </text:span>copy-and-paste the API-Key found in “super-confidential-secret.txt“</text:p>
        </text:list-item>
        <text:list-item>
          <text:p text:style-name="P10" loext:marker-style-name="T5">Click “Run Evaluation”</text:p>
        </text:list-item>
      </text:list>
      <text:p text:style-name="P11" loext:marker-style-name="T5">The automatically evaluated checklist can then be found in the preview window or in the directory: generatedjson/{doi<text:span text:style-name="T16">}</text:span>.json</text:p>
      <text:p text:style-name="P11" loext:marker-style-name="T5">Once you have evaluated both papers<text:span text:style-name="T15">, please</text:span><text:span text:style-name="T17"> </text:span><text:span text:style-name="T18">complete the small survey </text:span><text:span text:style-name="T16">(Survey.pdf)</text:span><text:span text:style-name="T18"> </text:span><text:span text:style-name="T19">and send </text:span><text:span text:style-name="T20">me</text:span><text:span text:style-name="T19"> the filled checklists and survey </text:span><text:span text:style-name="T16">to </text:span><text:a xlink:type="simple" xlink:href="mailto:domenik.kern@stud.uni-hannover.de" text:style-name="Internet_20_link" text:visited-style-name="Visited_20_Internet_20_Link"><text:span text:style-name="T19">domenik.kern@stud.uni-hannover.de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1:45:18.077466800</meta:creation-date>
    <dc:date>2025-06-24T13:51:18.582162200</dc:date>
    <meta:editing-duration>PT1H7M8S</meta:editing-duration>
    <meta:editing-cycles>21</meta:editing-cycles>
    <meta:generator>LibreOffice/25.2.4.3$Windows_X86_64 LibreOffice_project/33e196637044ead23f5c3226cde09b47731f7e27</meta:generator>
    <meta:print-date>2025-06-24T13:51:25.891302300</meta:print-date>
    <meta:printed-by>PDF files</meta:printed-by>
    <meta:document-statistic meta:table-count="0" meta:image-count="0" meta:object-count="0" meta:page-count="1" meta:paragraph-count="16" meta:word-count="221" meta:character-count="1509" meta:non-whitespace-character-count="1310"/>
  </office:meta>
</office:document-meta>
</file>